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800000213D005B43E28B58D2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605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737cm" fo:min-width="5.04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737cm" fo:min-width="4.40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737cm" fo:min-width="3.94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465a4" fo:font-size="26pt"/>
    </style:style>
    <style:style style:name="P3" style:family="paragraph">
      <loext:graphic-properties draw:fill="none" draw:fill-color="#ffffff"/>
      <style:paragraph-properties fo:text-align="center"/>
      <style:text-properties fo:color="#3465a4" fo:font-size="26pt"/>
    </style:style>
    <style:style style:name="P4" style:family="paragraph">
      <style:paragraph-properties fo:text-align="center"/>
      <style:text-properties fo:color="#3465a4" fo:font-size="26pt" style:font-size-asian="26pt" style:font-size-complex="26pt"/>
    </style:style>
    <style:style style:name="P5" style:family="paragraph">
      <loext:graphic-properties draw:fill="none" draw:fill-color="#ffffff"/>
      <style:paragraph-properties fo:text-align="center"/>
      <style:text-properties fo:color="#3465a4" fo:font-size="26pt" style:font-size-asian="26pt" style:font-size-complex="26pt"/>
    </style:style>
    <style:style style:name="T1" style:family="text">
      <style:text-properties fo:color="#3465a4"/>
    </style:style>
    <style:style style:name="T2" style:family="text">
      <style:text-properties fo:color="#3465a4" fo:font-size="18pt" style:font-size-asian="18pt" style:font-size-complex="18pt"/>
    </style:style>
    <style:style style:name="T3" style:family="text">
      <style:text-properties fo:color="#3465a4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8.559cm" svg:height="12.081cm" svg:x="1.14cm" svg:y="1.119cm">
            <draw:image xlink:href="Pictures/10000201000003B800000213D005B43E28B58D20.png" xlink:type="simple" xlink:show="embed" xlink:actuate="onLoad" loext:mime-type="image/png">
              <text:p/>
            </draw:image>
          </draw:frame>
          <draw:frame draw:style-name="gr2" draw:text-style-name="P3" draw:layer="layout" svg:width="4.799cm" svg:height="1.987cm" svg:x="19.829cm" svg:y="1.3cm">
            <draw:text-box>
              <text:p text:style-name="P2"><text:span text:style-name="T1">Metadatos</text:span></text:p>
              <text:p text:style-name="P2"><text:span text:style-name="T2">(YAML)</text:span></text:p>
            </draw:text-box>
          </draw:frame>
          <draw:frame draw:style-name="gr3" draw:text-style-name="P3" draw:layer="layout" svg:width="4.244cm" svg:height="1.987cm" svg:x="20.106cm" svg:y="8.7cm">
            <draw:text-box>
              <text:p text:style-name="P2"><text:span text:style-name="T3">Código</text:span></text:p>
              <text:p text:style-name="P2"><text:span text:style-name="T2">(R, Python...)</text:span></text:p>
            </draw:text-box>
          </draw:frame>
          <draw:frame draw:style-name="gr4" draw:text-style-name="P5" draw:layer="layout" svg:width="3.846cm" svg:height="1.987cm" svg:x="20.305cm" svg:y="4.613cm">
            <draw:text-box>
              <text:p text:style-name="P4"><text:span text:style-name="T3">Texto</text:span></text:p>
              <text:p text:style-name="P4"><text:span text:style-name="T2">(Markdown)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2T22:54:47.819038875</meta:creation-date>
    <dc:date>2020-09-22T23:13:27.741059105</dc:date>
    <meta:editing-duration>PT8M22S</meta:editing-duration>
    <meta:editing-cycles>1</meta:editing-cycles>
    <meta:document-statistic meta:object-count="5"/>
    <meta:generator>LibreOffice/6.4.5.2$Linux_X86_64 LibreOffice_project/40$Build-2</meta:generator>
  </office:meta>
</office:document-meta>
</file>